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none"/>
    </style:style>
    <style:style style:name="P2" style:family="paragraph" style:parent-style-name="Standard" style:list-style-name="L1">
      <style:text-properties fo:language="en" fo:country="non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fo:language="en" fo:country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Script use to find functions which is not recognized by IDA. We use “BADADD” to definite about address that is valid or not. The script simply <text:bookmark text:name="result_box"/><text:span text:style-name="T1">browse to all address and make the function if this addess <text:s/>is a “BADADD” and do not have function name. </text:span></text:p>
      <text:p text:style-name="P1">Main function is called from IDC library:</text:p>
      <text:list xml:id="list9858507621" text:style-name="L1">
        <text:list-item>
          <text:p text:style-name="P2">idc.GetSegmentAttr(address, attr): Use to get the attribute of segment code at specific address.</text:p>
        </text:list-item>
        <text:list-item>
          <text:p text:style-name="P2">idc.GetFunctionName(address): Use to get function name of function which contains specific addess.</text:p>
        </text:list-item>
        <text:list-item>
          <text:p text:style-name="P2">idc.MakeFunction(address): Create function at specific address.</text:p>
        </text:list-item>
        <text:list-item>
          <text:p text:style-name="P2">idc.NextAddr(address): Move to next address.</text:p>
        </text:list-item>
      </text:list>
      <text:p text:style-name="P1"/>
      <text:p text:style-name="P1">Result</text:p>
      <text:p text:style-name="P1"/>
      <text:p text:style-name="P1"/>
      <text:p text:style-name="P1"/>
      <text:p text:style-name="P1"/>
      <text:p text:style-name="P1"/>
      <text:p text:style-name="Standard">This Script use to find String which is not recognized by IDA. We use “BADADDR” to definite about address that is valid or not. The script simply <text:bookmark text:name="result_box1"/><text:span text:style-name="T1">browse to all String in the list and create new string if it satisfy 3 conditions:</text:span></text:p>
      <text:list xml:id="list1841180417" text:style-name="L2">
        <text:list-item>
          <text:p text:style-name="P4"><text:span text:style-name="T1">Address is <text:s/>higher than first address.</text:span></text:p>
        </text:list-item>
        <text:list-item>
          <text:p text:style-name="P4"><text:span text:style-name="T1">It is not ASCII.</text:span></text:p>
        </text:list-item>
        <text:list-item>
          <text:p text:style-name="P4"><text:span text:style-name="T1">We can create new string fromcurrent address to the end String (calculated by OS).</text:span></text:p>
        </text:list-item>
      </text:list>
      <text:p text:style-name="Standard"><text:span text:style-name="T1">It is also cover remaining data into DWORD by using idc.OpOff and idc.MakeDword functions.</text:span></text:p>
      <text:p text:style-name="P1">Main function is called from IDC library:</text:p>
      <text:list xml:id="list1461628211" text:continue-list="list9858507621" text:style-name="L1">
        <text:list-item>
          <text:p text:style-name="P2">idc.MakeStr(address, end_address): Use to create string from address to the end address. If end_address specify to be BADADDR, end_address is calculated by OS.</text:p>
        </text:list-item>
        <text:list-item>
          <text:p text:style-name="P2">idc.isASCII(address): Check String at address is ASCII or not.</text:p>
        </text:list-item>
        <text:list-item>
          <text:p text:style-name="P2">idautils.Strings(): Return the list of valible String. </text:p>
        </text:list-item>
        <text:list-item>
          <text:p text:style-name="P3"><text:span text:style-name="T1">idc.GetFlags(address): Get </text:span>32-bit value of internal flags.</text:p>
        </text:list-item>
        <text:list-item>
          <text:p text:style-name="P3">idc.MakeDword(address): Cover current item to Dword.</text:p>
        </text:list-item>
        <text:list-item>
          <text:p text:style-name="P3"><text:span text:style-name="T1">idc.OpOff(ea, n, base): Convert operand to an offset </text:span></text:p>
        </text:list-item>
      </text:list>
      <text:p text:style-name="P1"/>
      <text:p text:style-name="P1">Resu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hung </meta:initial-creator>
    <meta:creation-date>2015-04-28T09:30:52</meta:creation-date>
    <meta:generator>LibreOffice/3.5$Linux_x86 LibreOffice_project/350m1$Build-2</meta:generator>
    <dc:date>2015-04-28T13:25:06</dc:date>
    <dc:creator>kimhung </dc:creator>
    <meta:editing-duration>P0D</meta:editing-duration>
    <meta:editing-cycles>2</meta:editing-cycles>
    <meta:document-statistic meta:table-count="0" meta:image-count="0" meta:object-count="0" meta:page-count="1" meta:paragraph-count="20" meta:word-count="253" meta:character-count="1554" meta:non-whitespace-character-count="1329"/>
  </office:meta>
</office:document-meta>
</file>